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ExpiredException.SessionExpiredException( PageFlowException eff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ExpiredException.causeMayBeSessionExpi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ExpiredException.getEff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ExpiredException.getMessag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Expired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